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ve the following in jimruns.github.io:</text:p>
      <text:p text:style-name="Standard">JimLombardiTraining and RacingLog.pdf</text:p>
      <text:p text:style-name="Standard"><text:tab/>This pdf is made from the Log you just updated in an open office file</text:p>
      <text:p text:style-name="Standard"/>
      <text:p text:style-name="Standard">Click purple cat Github</text:p>
      <text:p text:style-name="Standard">click sync</text:p>
      <text:p text:style-name="Standard">write a comment in the summary box, Ex: update log 2 10 22</text:p>
      <text:p text:style-name="Standard">don't need to write anything in the description box</text:p>
      <text:p text:style-name="Standard">click commit </text:p>
      <text:p text:style-name="Standard">click syn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2-04-10T15:30:02.07</meta:creation-date>
    <meta:generator>OpenOffice/4.1.2$Win32 OpenOffice.org_project/412m3$Build-9782</meta:generator>
    <dc:date>2022-04-10T15:44:33.36</dc:date>
    <dc:creator>James Lombardi</dc:creator>
    <meta:editing-duration>PT6M50S</meta:editing-duration>
    <meta:editing-cycles>3</meta:editing-cycles>
    <meta:document-statistic meta:table-count="0" meta:image-count="0" meta:object-count="0" meta:page-count="1" meta:paragraph-count="9" meta:word-count="55" meta:character-count="312"/>
  </office:meta>
</office:document-meta>
</file>